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in"/>
    </style:style>
    <style:style style:name="co3" style:family="table-column">
      <style:table-column-properties fo:break-before="auto" style:column-width="1.6228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5543in"/>
    </style:style>
    <style:style style:name="co6" style:family="table-column">
      <style:table-column-properties fo:break-before="auto" style:column-width="5.8929in"/>
    </style:style>
    <style:style style:name="co7" style:family="table-column">
      <style:table-column-properties fo:break-before="auto" style:column-width="1.1236in"/>
    </style:style>
    <style:style style:name="co8" style:family="table-column">
      <style:table-column-properties fo:break-before="auto" style:column-width="1.661in"/>
    </style:style>
    <style:style style:name="co9" style:family="table-column">
      <style:table-column-properties fo:break-before="auto" style:column-width="0.6264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tatu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1" office:value-type="string">
            <text:p>Status of FAS integr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roject</text:p>
          </table:table-cell>
          <table:table-cell table:style-name="ce1" office:value-type="string">
            <text:p>SA/BA</text:p>
          </table:table-cell>
          <table:table-cell table:style-name="ce1" office:value-type="string">
            <text:p>Aprox Completion Date</text:p>
          </table:table-cell>
          <table:table-cell table:style-name="ce1" office:value-type="string">
            <text:p>Req. Dat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FUND</text:p>
          </table:table-cell>
          <table:table-cell office:value-type="string">
            <text:p>ALANKAR VERMA</text:p>
          </table:table-cell>
          <table:table-cell table:style-name="ce2" office:value-type="date" office:date-value="2011-10-15">
            <text:p>15 Oct 11</text:p>
          </table:table-cell>
          <table:table-cell office:value-type="float" office:value="21804">
            <text:p>2180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MS</text:p>
          </table:table-cell>
          <table:table-cell office:value-type="string">
            <text:p>PRANAV R DESAI</text:p>
          </table:table-cell>
          <table:table-cell table:style-name="ce2" office:value-type="date" office:date-value="2011-09-13">
            <text:p>13 Sep 11</text:p>
          </table:table-cell>
          <table:table-cell office:value-type="float" office:value="21803">
            <text:p>2180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ustomer Care</text:p>
          </table:table-cell>
          <table:table-cell office:value-type="string">
            <text:p>CHINTAN N JARIWALA</text:p>
          </table:table-cell>
          <table:table-cell table:style-name="ce2" office:value-type="date" office:date-value="2011-09-16">
            <text:p>16 Sep 11</text:p>
          </table:table-cell>
          <table:table-cell office:value-type="float" office:value="21802">
            <text:p>2180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PortfolioPlus</text:p>
          </table:table-cell>
          <table:table-cell office:value-type="string">
            <text:p>HARSHIT S. SONI</text:p>
          </table:table-cell>
          <table:table-cell table:style-name="ce2" office:value-type="date" office:date-value="2011-10-31">
            <text:p>31 Oct 11</text:p>
          </table:table-cell>
          <table:table-cell office:value-type="float" office:value="21798">
            <text:p>2179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AP</text:p>
          </table:table-cell>
          <table:table-cell office:value-type="string">
            <text:p>ALANKAR VERMA</text:p>
          </table:table-cell>
          <table:table-cell table:style-name="ce2" office:value-type="date" office:date-value="2011-09-15">
            <text:p>15 Sep 11</text:p>
          </table:table-cell>
          <table:table-cell office:value-type="float" office:value="21814">
            <text:p>21814</text:p>
          </table:table-cell>
        </table:table-row>
      </table:table>
      <table:table table:name="Schedul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>
            <text:p>Req id</text:p>
          </table:table-cell>
          <table:table-cell table:style-name="ce3" office:value-type="string">
            <text:p>Req Title</text:p>
          </table:table-cell>
          <table:table-cell table:style-name="ce3" office:value-type="string">
            <text:p>Project</text:p>
          </table:table-cell>
          <table:table-cell table:style-name="ce3" office:value-type="string">
            <text:p>post by (SA/BA)</text:p>
          </table:table-cell>
          <table:table-cell table:style-name="ce3" office:value-type="string">
            <text:p>priority</text:p>
          </table:table-cell>
        </table:table-row>
        <table:table-row table:style-name="ro1">
          <table:table-cell office:value-type="float" office:value="21804">
            <text:p>21804</text:p>
          </table:table-cell>
          <table:table-cell office:value-type="string">
            <text:p>R&amp;D initiative request for implementing web service to uniform FAS product insert logic</text:p>
          </table:table-cell>
          <table:table-cell office:value-type="string">
            <text:p>MFUND</text:p>
          </table:table-cell>
          <table:table-cell office:value-type="string">
            <text:p>ALANKAR VERM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803">
            <text:p>21803</text:p>
          </table:table-cell>
          <table:table-cell office:value-type="string">
            <text:p>R&amp;D initiative request for implementing web service to uniform FAS product insert logic</text:p>
          </table:table-cell>
          <table:table-cell office:value-type="string">
            <text:p>PMS</text:p>
          </table:table-cell>
          <table:table-cell office:value-type="string">
            <text:p>PRANAV R DESA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802">
            <text:p>21802</text:p>
          </table:table-cell>
          <table:table-cell office:value-type="string">
            <text:p>R&amp;D initiative request for implementing web service to uniform FAS product insert logic</text:p>
          </table:table-cell>
          <table:table-cell office:value-type="string">
            <text:p>Customer Care</text:p>
          </table:table-cell>
          <table:table-cell office:value-type="string">
            <text:p>CHINTAN N JARIWAL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798">
            <text:p>21798</text:p>
          </table:table-cell>
          <table:table-cell office:value-type="string">
            <text:p>System Integration of Portfolioplus with othe projects</text:p>
          </table:table-cell>
          <table:table-cell office:value-type="string">
            <text:p>PortfolioPlus</text:p>
          </table:table-cell>
          <table:table-cell office:value-type="string">
            <text:p>HARSHIT S. SONI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814">
            <text:p>21814</text:p>
          </table:table-cell>
          <table:table-cell office:value-type="string">
            <text:p>R&amp;D initiative request for implementing web service to uniform FAS product insert logic</text:p>
          </table:table-cell>
          <table:table-cell office:value-type="string">
            <text:p>RAP</text:p>
          </table:table-cell>
          <table:table-cell office:value-type="string">
            <text:p>ALANKAR VERMA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On Date 09-08-20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1804">
            <text:p>21804</text:p>
          </table:table-cell>
          <table:table-cell office:value-type="string">
            <text:p>this would be sep end /oct first week</text:p>
          </table:table-cell>
          <table:table-cell office:value-type="string">
            <text:p>MFUND</text:p>
          </table:table-cell>
          <table:table-cell office:value-type="string">
            <text:p>ALANKAR VERMA</text:p>
          </table:table-cell>
          <table:table-cell/>
        </table:table-row>
        <table:table-row table:style-name="ro1">
          <table:table-cell office:value-type="float" office:value="21803">
            <text:p>21803</text:p>
          </table:table-cell>
          <table:table-cell office:value-type="string">
            <text:p>we will be probably starting it by first week of next month</text:p>
          </table:table-cell>
          <table:table-cell office:value-type="string">
            <text:p>PMS</text:p>
          </table:table-cell>
          <table:table-cell office:value-type="string">
            <text:p>PRANAV R DESAI</text:p>
          </table:table-cell>
          <table:table-cell/>
        </table:table-row>
        <table:table-row table:style-name="ro1">
          <table:table-cell office:value-type="float" office:value="21802">
            <text:p>21802</text:p>
          </table:table-cell>
          <table:table-cell office:value-type="string">
            <text:p>Development will start from 17-08-2011</text:p>
          </table:table-cell>
          <table:table-cell office:value-type="string">
            <text:p>Customer Care</text:p>
          </table:table-cell>
          <table:table-cell office:value-type="string">
            <text:p>CHINTAN N JARIWALA</text:p>
          </table:table-cell>
          <table:table-cell/>
        </table:table-row>
        <table:table-row table:style-name="ro1">
          <table:table-cell office:value-type="float" office:value="21798">
            <text:p>21798</text:p>
          </table:table-cell>
          <table:table-cell office:value-type="string">
            <text:p>aug end – final deployment</text:p>
          </table:table-cell>
          <table:table-cell office:value-type="string">
            <text:p>PortfolioPlus</text:p>
          </table:table-cell>
          <table:table-cell office:value-type="string">
            <text:p>HARSHIT S. SONI</text:p>
          </table:table-cell>
          <table:table-cell/>
        </table:table-row>
        <table:table-row table:style-name="ro1">
          <table:table-cell office:value-type="float" office:value="21814">
            <text:p>21814</text:p>
          </table:table-cell>
          <table:table-cell office:value-type="string">
            <text:p>need to discuss with Bhavin sir, as RAP will be a part of PSS so, changes will cover in PSS req which will be analyzed in mid of sep </text:p>
          </table:table-cell>
          <table:table-cell office:value-type="string">
            <text:p>RAP</text:p>
          </table:table-cell>
          <table:table-cell office:value-type="string">
            <text:p>ALANKAR VERM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On Date 29-08-20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1804">
            <text:p>21804</text:p>
          </table:table-cell>
          <table:table-cell office:value-type="string">
            <text:p>is in requested state <text:s/>target would be 15 Oct <text:s/>(+/- 10 days )</text:p>
          </table:table-cell>
          <table:table-cell office:value-type="string">
            <text:p>MFUND</text:p>
          </table:table-cell>
          <table:table-cell office:value-type="string">
            <text:p>ALANKAR VERMA</text:p>
          </table:table-cell>
          <table:table-cell/>
        </table:table-row>
        <table:table-row table:style-name="ro1">
          <table:table-cell office:value-type="float" office:value="21803">
            <text:p>21803</text:p>
          </table:table-cell>
          <table:table-cell office:value-type="string">
            <text:p>SEP-13 final deployment</text:p>
          </table:table-cell>
          <table:table-cell office:value-type="string">
            <text:p>PMS</text:p>
          </table:table-cell>
          <table:table-cell office:value-type="string">
            <text:p>PRANAV R DESAI</text:p>
          </table:table-cell>
          <table:table-cell/>
        </table:table-row>
        <table:table-row table:style-name="ro1">
          <table:table-cell office:value-type="float" office:value="21802">
            <text:p>21802</text:p>
          </table:table-cell>
          <table:table-cell office:value-type="string">
            <text:p>SEP-16 final deployment</text:p>
          </table:table-cell>
          <table:table-cell office:value-type="string">
            <text:p>Customer Care</text:p>
          </table:table-cell>
          <table:table-cell office:value-type="string">
            <text:p>CHINTAN N JARIWALA</text:p>
          </table:table-cell>
          <table:table-cell/>
        </table:table-row>
        <table:table-row table:style-name="ro1">
          <table:table-cell office:value-type="float" office:value="21798">
            <text:p>21798</text:p>
          </table:table-cell>
          <table:table-cell office:value-type="string">
            <text:p>OCT end – final deployment</text:p>
          </table:table-cell>
          <table:table-cell office:value-type="string">
            <text:p>PortfolioPlus</text:p>
          </table:table-cell>
          <table:table-cell office:value-type="string">
            <text:p>HARSHIT S. SONI</text:p>
          </table:table-cell>
          <table:table-cell/>
        </table:table-row>
        <table:table-row table:style-name="ro1">
          <table:table-cell office:value-type="float" office:value="21814">
            <text:p>21814</text:p>
          </table:table-cell>
          <table:table-cell office:value-type="string">
            <text:p>is in analysis , target would be 15 sep (+/- 1 Week )</text:p>
          </table:table-cell>
          <table:table-cell office:value-type="string">
            <text:p>RAP</text:p>
          </table:table-cell>
          <table:table-cell office:value-type="string">
            <text:p>ALANKAR VERMA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/>
      <number:text> </number:text>
      <number:month number:textual="true"/>
      <number:text> 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11:4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02T12:26:06</meta:creation-date>
    <meta:generator>OpenOffice.org/3.1$Linux OpenOffice.org_project/310m19$Build-9420</meta:generator>
    <dc:date>2011-08-30T11:40:05</dc:date>
    <meta:editing-duration>PT00H51M32S</meta:editing-duration>
    <meta:editing-cycles>40</meta:editing-cycles>
    <meta:document-statistic meta:table-count="2" meta:cell-count="102" meta:object-count="0"/>
  </office:meta>
</office:document-meta>
</file>